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officeooo:rsid="0016dd6e" officeooo:paragraph-rsid="0016dd6e"/>
    </style:style>
    <style:style style:name="T1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-Sympa-To: bioinfo@impg.prd.fr</text:p>
      <text:p text:style-name="P1"/>
      <text:p text:style-name="P1">Return-Path: &lt;sympa@sfbi.fr&gt;</text:p>
      <text:p text:style-name="P1"/>
      <text:p text:style-name="P1">X-Original-To: bioinfo@sfbi.fr</text:p>
      <text:p text:style-name="P1"/>
      <text:p text:style-name="P1">Delivered-To: bioinfo@localhost</text:p>
      <text:p text:style-name="P1"/>
      <text:p text:style-name="P1">Received: by asso.crihan.fr (Postfix, from userid 203)</text:p>
      <text:p text:style-name="P1"/>
      <text:p text:style-name="P1"><text:tab/>id 36D9C26801D; Sat, 15 Feb 2014 03:06:09 +0100 (CET)</text:p>
      <text:p text:style-name="P1"/>
      <text:p text:style-name="P1">To: bioinfo@sfbi.fr</text:p>
      <text:p text:style-name="P1"/>
      <text:p text:style-name="P1">From: Yann Ponty &lt;yann.ponty@lix.polytechnique.fr&gt;</text:p>
      <text:p text:style-name="P1"/>
      <text:p text:style-name="P1">Message-ID: &lt;sympa.1392429191.9781.908@sfbi.fr&gt;</text:p>
      <text:p text:style-name="P1"/>
      <text:p text:style-name="P1">In-Reply-To: </text:p>
      <text:p text:style-name="P1"/>
      <text:p text:style-name="P1">MIME-Version: 1.0</text:p>
      <text:p text:style-name="P1"/>
      <text:p text:style-name="P1">Content-Type: text/plain; charset=ISO-8859-1</text:p>
      <text:p text:style-name="P1"/>
      <text:p text:style-name="P1">Content-Transfer-Encoding: 8bit</text:p>
      <text:p text:style-name="P1"/>
      <text:p text:style-name="P1">Date: Sat, 15 Feb 2014 03:06:09 +0100 (CET)</text:p>
      <text:p text:style-name="P1"/>
      <text:p text:style-name="P1">X-Validation-by: laurent.mouchard@univ-rouen.fr</text:p>
      <text:p text:style-name="P1"/>
      <text:p text:style-name="P1">Subject: [bioinfo] <text:span text:style-name="T1">Programme postdocs bio-Maths</text:span> (<text:span text:style-name="T1">bio-Info</text:span>) Georgia Tech</text:p>
      <text:p text:style-name="P1"/>
      <text:p text:style-name="P1"/>
      <text:p text:style-name="P1"/>
      <text:p text:style-name="P1">Je me permets de faire suivre cette annonce de postdocs en biomath (discrètes), pour des <text:span text:style-name="T1">étudiants titulaires d'une thèse en Maths discrètes/Info Théorique</text:span>, et souhaitant initier ou poursuivre des recherches à l'<text:span text:style-name="T1">interface Maths discrètes/Biologie moléculaire. </text:span></text:p>
      <text:p text:style-name="P1"/>
      <text:p text:style-name="P1">Les personnes intéressées sont invitées à contacter Christine Heitsch (heitsch@math.gatech.edu).</text:p>
      <text:p text:style-name="P1"/>
      <text:p text:style-name="P1"/>
      <text:p text:style-name="P1"/>
      <text:p text:style-name="P1">Cordialement,</text:p>
      <text:p text:style-name="P1"/>
      <text:p text:style-name="P1"/>
      <text:p text:style-name="P1"/>
      <text:p text:style-name="P1">Yann</text:p>
      <text:p text:style-name="P1"/>
      <text:p text:style-name="P1"/>
      <text:p text:style-name="P1"/>
      <text:p text:style-name="P1">-----------------------------------------------------------------------</text:p>
      <text:p text:style-name="P1"/>
      <text:p text:style-name="P1"/>
      <text:p text:style-name="P1"/>
      <text:p text:style-name="P1">Three postdoctoral positions starting August *2015* as the second Math+X</text:p>
      <text:p text:style-name="P1"/>
      <text:p text:style-name="P1"><text:span text:style-name="T1">research cohort</text:span> in the new IMPACT <text:span text:style-name="T1">Postdoctoral</text:span> Program at Georgia Tech.</text:p>
      <text:p text:style-name="P1"><text:soft-page-break/></text:p>
      <text:p text:style-name="P1"/>
      <text:p text:style-name="P1"/>
      <text:p text:style-name="P1">See http://www.math.gatech.edu/news/impact-postdocs for more information. <text:s/>Recruiting to begin Fall 2014.</text:p>
      <text:p text:style-name="P1"/>
      <text:p text:style-name="P1"/>
      <text:p text:style-name="P1"/>
      <text:p text:style-name="P1">Prior interdisciplinary experience is *not* necessary. <text:s/></text:p>
      <text:p text:style-name="P1"/>
      <text:p text:style-name="P1">Excellent candidates looking to broaden their field of interest are</text:p>
      <text:p text:style-name="P1"/>
      <text:p text:style-name="P1">strongly encouraged to apply.</text:p>
      <text:p text:style-name="P1"/>
      <text:p text:style-name="P1"/>
      <text:p text:style-name="P1"/>
      <text:p text:style-name="P1">Thanks,</text:p>
      <text:p text:style-name="P1"/>
      <text:p text:style-name="P1"/>
      <text:p text:style-name="P1"/>
      <text:p text:style-name="P1">Christin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6T19:03:02.426982792</dc:date>
    <meta:editing-duration>PT7M9S</meta:editing-duration>
    <meta:editing-cycles>1</meta:editing-cycles>
    <meta:document-statistic meta:table-count="0" meta:image-count="0" meta:object-count="0" meta:page-count="2" meta:paragraph-count="29" meta:word-count="159" meta:character-count="1470" meta:non-whitespace-character-count="1334"/>
    <meta:generator>LibreOffice/4.4.6.3$Linux_X86_64 LibreOffice_project/40m0$Build-3</meta:generator>
  </office:meta>
</office:document-meta>
</file>